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1a0a" officeooo:paragraph-rsid="00151a0a"/>
    </style:style>
    <style:style style:name="P2" style:family="paragraph" style:parent-style-name="Standard">
      <style:text-properties style:text-underline-style="solid" style:text-underline-width="auto" style:text-underline-color="font-color" fo:font-weight="bold" officeooo:rsid="00151a0a" officeooo:paragraph-rsid="00151a0a" style:font-weight-asian="bold" style:font-weight-complex="bold"/>
    </style:style>
    <style:style style:name="P3" style:family="paragraph" style:parent-style-name="Standard">
      <style:text-properties officeooo:rsid="00160b4c" officeooo:paragraph-rsid="00151a0a"/>
    </style:style>
    <style:style style:name="P4" style:family="paragraph" style:parent-style-name="Standard">
      <style:text-properties officeooo:rsid="00160b4c" officeooo:paragraph-rsid="00160b4c"/>
    </style:style>
    <style:style style:name="T1" style:family="text">
      <style:text-properties officeooo:rsid="00160b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GNERES Mathéo <text:span text:style-name="T1">(git : Metheor31Game)</text:span></text:p>
      <text:p text:style-name="P1">BESSIERES Clément <text:span text:style-name="T1">(git : clement.bsrs)</text:span></text:p>
      <text:p text:style-name="P1"/>
      <text:p text:style-name="P2">Comment utiliser notre projet :</text:p>
      <text:p text:style-name="P1">Pour commencer, nous avons créé un script start.sh, mais pour qu’il fonctionne il faut sûrement s’attribuer les droits à l’aide de la commande chmod par exemple (le script ne fonctionne que sur linux).<text:line-break/>Une fois fait, dans le projet, on peut utiliser la commande npm run start, qui s’occupe de lancer le docker contenant la base de donnée mysql, et de lancer le serveur web.</text:p>
      <text:p text:style-name="P1">Pour finir, il faut se connecter sur la base de donnée à l’adresse localhost:10001, de sélectionner la base spotMinder, puis d’importer le fichier « dbSpotMinder.sql » dans le dossier backup.</text:p>
      <text:p text:style-name="P1"/>
      <text:p text:style-name="P1">Enfin, la base de donnée est lancée, le serveur web aussi.</text:p>
      <text:p text:style-name="P1">Pour acceder au serveur web, l’adresse est localhost:3000/<text:line-break/>Au début, pour ne pas se perdre, on voulait avoir quelque chose de visuel afin de tester nos routes, et notre base de donnée avec un rendu graphique. Mais pour que vous testez les routes, avec thunder client par exemple, vous pouvez utiliser les routes localhost:3000/annonces et <text:s/>localhost:3000/annonces/:id qui elles renverront du json, et non pas de l’html.</text:p>
      <text:p text:style-name="P1"/>
      <text:p text:style-name="P1">Vous pouvez tout de même essayer l’authentification de manière graphique sur le site, vous verrez que les annonces sont privées et différents suivant les utilisateurs. Vous pouvez si vous voulez ajouter des annonces, en supprimer etc…</text:p>
      <text:p text:style-name="P1">Bien entendu, les code status des routes sont normalement bien faits, suivant si tout va bien, si vous essayez d’accéder à quelque chose dont vous n’avez pas le droit (par exemple essayez la route /dashboard quand vous n’êtes pas authentifié).</text:p>
      <text:p text:style-name="P1"/>
      <text:p text:style-name="P1">Pour finir, nous nous sommes auto évalué, et d’après nous, nous répondons à tous les critères, sauf celui des test unitaires. Nous avons les tests end to end, mais nous n’avons pas trouvé de fonction qu’on pourrait tester.</text:p>
      <text:p text:style-name="P1"/>
      <text:p text:style-name="P3">Par rapport à notre git :</text:p>
      <text:p text:style-name="P4">Normalement, tout les commits y sont présents. Cependant, quand on était à la fac, on arrivait pas au début à se connecter correctement, donc on a que nos prénoms, mais pas notre compte (quand c’est notre compte, en général c’est quand on pushais chez nous). Ce qui veut dire que si vous allez sur l’onglet contributors, pour regarder par exemple combien de commit a fait chacun d’entre nous, ça risque de ne pas correspondre à la réalité. Mais l’historique des commits est bien prés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8T22:52:54.697000000</meta:creation-date>
    <dc:date>2024-12-18T23:15:10.947000000</dc:date>
    <meta:editing-duration>PT9M36S</meta:editing-duration>
    <meta:editing-cycles>1</meta:editing-cycles>
    <meta:document-statistic meta:table-count="0" meta:image-count="0" meta:object-count="0" meta:page-count="1" meta:paragraph-count="12" meta:word-count="391" meta:character-count="2358" meta:non-whitespace-character-count="1978"/>
    <meta:generator>LibreOffice/24.8.3.2$Windows_X86_64 LibreOffice_project/48a6bac9e7e268aeb4c3483fcf825c94556d9f92</meta:generator>
  </office:meta>
</office:document-meta>
</file>